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0.947cm"/>
    </style:style>
    <style:style style:name="Table1.B" style:family="table-column">
      <style:table-column-properties style:column-width="6.951cm"/>
    </style:style>
    <style:style style:name="Table1.C" style:family="table-column">
      <style:table-column-properties style:column-width="8.9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783cm"/>
    </style:style>
    <style:style style:name="P1" style:family="paragraph" style:parent-style-name="Standard">
      <style:text-properties officeooo:rsid="0018d7cd" officeooo:paragraph-rsid="0018d7cd"/>
    </style:style>
    <style:style style:name="P2" style:family="paragraph" style:parent-style-name="Table_20_Contents">
      <style:text-properties officeooo:rsid="0018d7cd" officeooo:paragraph-rsid="0018d7cd"/>
    </style:style>
    <style:style style:name="P3" style:family="paragraph" style:parent-style-name="Table_20_Contents">
      <style:text-properties officeooo:rsid="00199bbe" officeooo:paragraph-rsid="00199bbe"/>
    </style:style>
    <style:style style:name="P4" style:family="paragraph" style:parent-style-name="Table_20_Contents">
      <style:text-properties officeooo:rsid="001a6666" officeooo:paragraph-rsid="001a6666"/>
    </style:style>
    <style:style style:name="P5" style:family="paragraph" style:parent-style-name="Table_20_Contents">
      <style:text-properties officeooo:rsid="001db0f3" officeooo:paragraph-rsid="001db0f3"/>
    </style:style>
    <style:style style:name="P6" style:family="paragraph" style:parent-style-name="Table_20_Contents">
      <style:text-properties officeooo:rsid="001f1c4f" officeooo:paragraph-rsid="001f1c4f"/>
    </style:style>
    <style:style style:name="T1" style:family="text">
      <style:text-properties officeooo:rsid="001c6015"/>
    </style:style>
    <style:style style:name="T2" style:family="text">
      <style:text-properties officeooo:rsid="001db0f3"/>
    </style:style>
    <style:style style:name="T3" style:family="text">
      <style:text-properties officeooo:rsid="001f1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ID </text:p>
          </table:table-cell>
          <table:table-cell table:style-name="Table1.A1" office:value-type="string">
            <text:p text:style-name="P2">MESSAGE</text:p>
          </table:table-cell>
          <table:table-cell table:style-name="Table1.C1" office:value-type="string">
            <text:p text:style-name="P5">Co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 </text:p>
          </table:table-cell>
          <table:table-cell table:style-name="Table1.A2" office:value-type="string">
            <text:p text:style-name="P5">Acceptation du serveur</text:p>
          </table:table-cell>
          <table:table-cell table:style-name="Table1.C2" office:value-type="string">
            <text:p text:style-name="P4">True o<text:span text:style-name="T2">r</text:span> Fals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Envoi des pièces au serveur <text:span text:style-name="T1">avec position de la piece et valeur de la piece</text:span></text:p>
          </table:table-cell>
          <table:table-cell table:style-name="Table1.C2" office:value-type="string">
            <text:p text:style-name="P4"><text:s/>for(int i = 0; i &lt; 40; i++) {</text:p>
            <text:p text:style-name="P4"><text:s text:c="11"/>p.append(i); // Numéro de la pièces (à partir du bas à droite, vers le haut à gauche)</text:p>
            <text:p text:style-name="P4"/>
            <text:p text:style-name="P4">p.append((char)(g.getPiece({g.GridSize - (i % g.GridSize) - 1, g.GridSize - (i / g.GridSize) – 1}).rank)); </text:p>
            <text:p text:style-name="P6">}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Jouer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Envoi du mouvement au serveur</text:p>
          </table:table-cell>
          <table:table-cell table:style-name="Table1.C2" office:value-type="string">
            <text:p text:style-name="P3">p.append(3);</text:p>
            <text:p text:style-name="P3"/>
            <text:p text:style-name="P3">p.append((g.GridSize - g.selected.y - 1) * g.GridSize + (g.GridSize - g.selected.x – 1));</text:p>
            <text:p text:style-name="P3"/>
            <text:p text:style-name="P3">p.append((g.GridSize - coords.y - 1) * g.GridSize + (g.GridSize - coords.x - 1));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Update <text:span text:style-name="T2">origine + destination</text:span></text:p>
          </table:table-cell>
          <table:table-cell table:style-name="Table1.C2" office:value-type="string">
            <text:p text:style-name="P2">gf::Vector2u firstCoords;</text:p>
            <text:p text:style-name="P2"><text:s text:c="10"/>firstCoords.x = msg[2] % g.GridSize;</text:p>
            <text:p text:style-name="P2"><text:s text:c="10"/>firstCoords.y = (int)(msg[2] / g.GridSize);</text:p>
            <text:p text:style-name="P2">gf::Vector2u lastCoords;</text:p>
            <text:p text:style-name="P2"><text:s text:c="10"/>lastCoords.x = msg[3] % g.GridSize;</text:p>
            <text:p text:style-name="P2"><text:s text:c="10"/>lastCoords.y = (int)(msg[3] / g.GridSize);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Signal de fin de jeu</text:p>
          </table:table-cell>
          <table:table-cell table:style-name="Table1.C2" office:value-type="string">
            <text:p text:style-name="P2">state = msg[1] ? State::Win : State::Lose;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Le client quitte 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52:34.206522058</meta:creation-date>
    <dc:date>2018-01-16T14:17:52.532221112</dc:date>
    <meta:editing-duration>PT25M16S</meta:editing-duration>
    <meta:editing-cycles>8</meta:editing-cycles>
    <meta:generator>LibreOffice/5.4.2.2$Linux_X86_64 LibreOffice_project/40m0$Build-2</meta:generator>
    <meta:document-statistic meta:table-count="1" meta:image-count="0" meta:object-count="0" meta:page-count="1" meta:paragraph-count="32" meta:word-count="146" meta:character-count="934" meta:non-whitespace-character-count="762"/>
  </office:meta>
</office:document-meta>
</file>